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de5fc" officeooo:paragraph-rsid="000de5fc" style:font-size-asian="21pt" style:font-size-complex="24pt"/>
    </style:style>
    <style:style style:name="P2" style:family="paragraph" style:parent-style-name="Standard">
      <style:text-properties fo:font-size="24pt" officeooo:rsid="000e98c2" officeooo:paragraph-rsid="000e98c2" style:font-size-asian="21pt" style:font-size-complex="24pt"/>
    </style:style>
    <style:style style:name="T1" style:family="text">
      <style:text-properties officeooo:rsid="001012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1-L</text:p>
      <text:p text:style-name="P1">B2-L</text:p>
      <text:p text:style-name="P1">B3-L</text:p>
      <text:p text:style-name="P1">B4-L</text:p>
      <text:p text:style-name="P1">B5-L</text:p>
      <text:p text:style-name="P1">B6-L</text:p>
      <text:p text:style-name="P1">B7-L</text:p>
      <text:p text:style-name="P1">B8-L</text:p>
      <text:p text:style-name="P1">B9-L</text:p>
      <text:p text:style-name="P1">B10-L<text:line-break/>B11-L</text:p>
      <text:p text:style-name="P1">B12-L</text:p>
      <text:p text:style-name="P1">B13-L</text:p>
      <text:p text:style-name="P1">B14-L</text:p>
      <text:p text:style-name="P1">B15-L</text:p>
      <text:p text:style-name="P1">B16-L</text:p>
      <text:p text:style-name="P1">B17-L</text:p>
      <text:p text:style-name="P1">B18-L</text:p>
      <text:p text:style-name="P1">B19-L</text:p>
      <text:p text:style-name="P1">B21-L</text:p>
      <text:p text:style-name="P2">B20-L</text:p>
      <text:p text:style-name="P1">B22-L</text:p>
      <text:p text:style-name="P1">B23-L</text:p>
      <text:p text:style-name="P1">B24-L</text:p>
      <text:p text:style-name="P1">B2<text:span text:style-name="T1">5</text:span>-L</text:p>
      <text:p text:style-name="P1">B26-L</text:p>
      <text:p text:style-name="P1">B27-L</text:p>
      <text:p text:style-name="P1">B28-L</text:p>
      <text:p text:style-name="P1">B29-L</text:p>
      <text:p text:style-name="P1">B30-L</text:p>
      <text:p text:style-name="P1">B31-L</text:p>
      <text:p text:style-name="P1">B32-L</text:p>
      <text:p text:style-name="P1">B33-L</text:p>
      <text:p text:style-name="P1">B34-L</text:p>
      <text:p text:style-name="P1">B35-L</text:p>
      <text:p text:style-name="P1">B36-L</text:p>
      <text:p text:style-name="P1">B37-L</text:p>
      <text:p text:style-name="P1">B38-L</text:p>
      <text:p text:style-name="P1">B39-L</text:p>
      <text:p text:style-name="P1">B40-L</text:p>
      <text:p text:style-name="P1">B41-L</text:p>
      <text:p text:style-name="P1">B42-L</text:p>
      <text:p text:style-name="P1">B43-L</text:p>
      <text:p text:style-name="P1">B44-L</text:p>
      <text:p text:style-name="P1">B45-L</text:p>
      <text:p text:style-name="P1">B46-L</text:p>
      <text:p text:style-name="P1">B47-L</text:p>
      <text:p text:style-name="P1">B48-L</text:p>
      <text:p text:style-name="P1">B49-L</text:p>
      <text:p text:style-name="P1">B50-L</text:p>
      <text:p text:style-name="P1">B51-L</text:p>
      <text:p text:style-name="P1">B52-L</text:p>
      <text:p text:style-name="P1">B53-L</text:p>
      <text:p text:style-name="P1">B54-L</text:p>
      <text:p text:style-name="P1">B55-L</text:p>
      <text:p text:style-name="P1">B56-L</text:p>
      <text:p text:style-name="P1">B57-L</text:p>
      <text:p text:style-name="P1">B58-L</text:p>
      <text:p text:style-name="P1">B59-L</text:p>
      <text:p text:style-name="P1">B60-L</text:p>
      <text:p text:style-name="P1">B61-L</text:p>
      <text:p text:style-name="P1">B62-L</text:p>
      <text:p text:style-name="P1">B63-L</text:p>
      <text:p text:style-name="P1">B64-L</text:p>
      <text:p text:style-name="P1">B65-L</text:p>
      <text:p text:style-name="P1">B66-L</text:p>
      <text:p text:style-name="P1">B67-L</text:p>
      <text:p text:style-name="P1">B68-L</text:p>
      <text:p text:style-name="P1">B69-L</text:p>
      <text:p text:style-name="P1">B70-L</text:p>
      <text:p text:style-name="P1">B71-L</text:p>
      <text:p text:style-name="P1">B72-L</text:p>
      <text:p text:style-name="P1"><text:soft-page-break/>B73-L</text:p>
      <text:p text:style-name="P1">B74-L</text:p>
      <text:p text:style-name="P1">B75-L</text:p>
      <text:p text:style-name="P1">B76-L</text:p>
      <text:p text:style-name="P1">B77-L</text:p>
      <text:p text:style-name="P1">B78-L</text:p>
      <text:p text:style-name="P1">B79-L</text:p>
      <text:p text:style-name="P1">B80-L</text:p>
      <text:p text:style-name="P1">B81-L</text:p>
      <text:p text:style-name="P1">B82-L</text:p>
      <text:p text:style-name="P1">B83-L</text:p>
      <text:p text:style-name="P1">B84-L</text:p>
      <text:p text:style-name="P1">B85-L</text:p>
      <text:p text:style-name="P1">B86-L</text:p>
      <text:p text:style-name="P1">B87-L</text:p>
      <text:p text:style-name="P1">B88-L</text:p>
      <text:p text:style-name="P1">B89-L</text:p>
      <text:p text:style-name="P1">B90-L</text:p>
      <text:p text:style-name="P1">B1-R</text:p>
      <text:p text:style-name="P1">B2-R</text:p>
      <text:p text:style-name="P1">B3-R</text:p>
      <text:p text:style-name="P1">B4-R</text:p>
      <text:p text:style-name="P1">B5-R</text:p>
      <text:p text:style-name="P1">B6-R</text:p>
      <text:p text:style-name="P1">B7-R</text:p>
      <text:p text:style-name="P1">B8-R</text:p>
      <text:p text:style-name="P1">B9-R</text:p>
      <text:p text:style-name="P1">B10-R</text:p>
      <text:p text:style-name="P1">B11-R</text:p>
      <text:p text:style-name="P1">B12-R</text:p>
      <text:p text:style-name="P1">B13-R</text:p>
      <text:p text:style-name="P1">B14-R</text:p>
      <text:p text:style-name="P1">B15-R</text:p>
      <text:p text:style-name="P1">B16-R</text:p>
      <text:p text:style-name="P1">B17-R</text:p>
      <text:p text:style-name="P1">B18-R</text:p>
      <text:p text:style-name="P1">B19-R</text:p>
      <text:p text:style-name="P1">B20-R</text:p>
      <text:p text:style-name="P1">B21-R</text:p>
      <text:p text:style-name="P1">B22-R</text:p>
      <text:p text:style-name="P1">B23-R</text:p>
      <text:p text:style-name="P1">B24-R</text:p>
      <text:p text:style-name="P1">B25-R</text:p>
      <text:p text:style-name="P1">B26-R</text:p>
      <text:p text:style-name="P1">B27-R</text:p>
      <text:p text:style-name="P1">B28-R</text:p>
      <text:p text:style-name="P1">B29-R</text:p>
      <text:p text:style-name="P1">B30-R</text:p>
      <text:p text:style-name="P1">B31-R</text:p>
      <text:p text:style-name="P1">B32-R</text:p>
      <text:p text:style-name="P1">B33-R</text:p>
      <text:p text:style-name="P1">B34-R</text:p>
      <text:p text:style-name="P1">B35-R</text:p>
      <text:p text:style-name="P1">B36-R</text:p>
      <text:p text:style-name="P1">B37-R</text:p>
      <text:p text:style-name="P1">B38-R</text:p>
      <text:p text:style-name="P1">B39-R</text:p>
      <text:p text:style-name="P1">B40-R</text:p>
      <text:p text:style-name="P1">B41-R</text:p>
      <text:p text:style-name="P1">B42-R</text:p>
      <text:p text:style-name="P1">B43-R</text:p>
      <text:p text:style-name="P1">B44-R</text:p>
      <text:p text:style-name="P1">B45-R</text:p>
      <text:p text:style-name="P1">B46-R</text:p>
      <text:p text:style-name="P1">B47-R</text:p>
      <text:p text:style-name="P1">B48-R</text:p>
      <text:p text:style-name="P1">B49-R</text:p>
      <text:p text:style-name="P1">B50-R</text:p>
      <text:p text:style-name="P1">B51-R</text:p>
      <text:p text:style-name="P1">B52-R</text:p>
      <text:p text:style-name="P1">B53-R</text:p>
      <text:p text:style-name="P1">B54-R</text:p>
      <text:p text:style-name="P1"><text:soft-page-break/>B55-R</text:p>
      <text:p text:style-name="P1">B56-R</text:p>
      <text:p text:style-name="P1">B57-R</text:p>
      <text:p text:style-name="P1">B58-R</text:p>
      <text:p text:style-name="P1">B59-R</text:p>
      <text:p text:style-name="P1">B60-R</text:p>
      <text:p text:style-name="P1">B61-R</text:p>
      <text:p text:style-name="P1">B62-R</text:p>
      <text:p text:style-name="P1">B63-R</text:p>
      <text:p text:style-name="P1">B64-R</text:p>
      <text:p text:style-name="P1">B65-R</text:p>
      <text:p text:style-name="P1">B66-R</text:p>
      <text:p text:style-name="P1">B67-R</text:p>
      <text:p text:style-name="P1">B68-R</text:p>
      <text:p text:style-name="P1">B69-R</text:p>
      <text:p text:style-name="P1">B70-R</text:p>
      <text:p text:style-name="P1">B71-R</text:p>
      <text:p text:style-name="P1">B72-R</text:p>
      <text:p text:style-name="P1">B73-R</text:p>
      <text:p text:style-name="P1">B74-R</text:p>
      <text:p text:style-name="P1">B75-R</text:p>
      <text:p text:style-name="P1">B76-R</text:p>
      <text:p text:style-name="P1">B77-R</text:p>
      <text:p text:style-name="P1">B78-R</text:p>
      <text:p text:style-name="P1">B79-R</text:p>
      <text:p text:style-name="P1">B80-R</text:p>
      <text:p text:style-name="P1">B81-R</text:p>
      <text:p text:style-name="P1">B82-R</text:p>
      <text:p text:style-name="P1">B83-R</text:p>
      <text:p text:style-name="P1">B84-R</text:p>
      <text:p text:style-name="P1">B85-R</text:p>
      <text:p text:style-name="P1">B86-R</text:p>
      <text:p text:style-name="P1">B87-R</text:p>
      <text:p text:style-name="P1">B88-R</text:p>
      <text:p text:style-name="P1">B89-R</text:p>
      <text:p text:style-name="P1">B90-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20-10-06T13:53:44.452477922</meta:creation-date>
    <meta:printed-by>adaq </meta:printed-by>
    <meta:print-date>2020-10-06T14:01:48.872660407</meta:print-date>
    <dc:date>2020-11-04T11:16:51.628736689</dc:date>
    <dc:creator>adaq </dc:creator>
    <meta:editing-duration>PT10M53S</meta:editing-duration>
    <meta:editing-cycles>3</meta:editing-cycles>
    <meta:generator>LibreOffice/4.3.7.2$Linux_x86 LibreOffice_project/430$Build-2</meta:generator>
    <meta:document-statistic meta:table-count="0" meta:image-count="0" meta:object-count="0" meta:page-count="3" meta:paragraph-count="179" meta:word-count="180" meta:character-count="883" meta:non-whitespace-character-count="882"/>
  </office:meta>
</office:document-meta>
</file>